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nicht verraucht</text:p>
          </table:table-cell>
          <table:table-cell office:value-type="string" calcext:value-type="string">
            <text:p>leicht verraucht</text:p>
          </table:table-cell>
          <table:table-cell office:value-type="string" calcext:value-type="string">
            <text:p>verraucht</text:p>
          </table:table-cell>
          <table:table-cell office:value-type="string" calcext:value-type="string">
            <text:p>verschmiert</text:p>
          </table:table-cell>
          <table:table-cell office:value-type="string" calcext:value-type="string">
            <text:p>anmerkung</text:p>
          </table:table-cell>
          <table:table-cell office:value-type="string" calcext:value-type="string">
            <text:p>nicht verwendet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leicht verschmier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3810" calcext:value-type="float">
            <text:p>381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leicht verschmier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6288" calcext:value-type="float">
            <text:p>628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3" office:value-type="float" office:value="7857" calcext:value-type="float">
            <text:p>785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734" calcext:value-type="float">
            <text:p>873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917" calcext:value-type="float">
            <text:p>891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609" calcext:value-type="float">
            <text:p>960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323" calcext:value-type="float">
            <text:p>103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326" calcext:value-type="float">
            <text:p>1032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334" calcext:value-type="float">
            <text:p>1033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343" calcext:value-type="float">
            <text:p>1034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429" calcext:value-type="float">
            <text:p>1042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156" calcext:value-type="float">
            <text:p>1115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191" calcext:value-type="float">
            <text:p>1119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694" calcext:value-type="float">
            <text:p>1169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169" calcext:value-type="float">
            <text:p>1116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184" calcext:value-type="float">
            <text:p>1118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696" calcext:value-type="float">
            <text:p>1169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721" calcext:value-type="float">
            <text:p>1172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101" calcext:value-type="float">
            <text:p>12101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ausgezoge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282" calcext:value-type="float">
            <text:p>1228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647" calcext:value-type="float">
            <text:p>1364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669" calcext:value-type="float">
            <text:p>1366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782" calcext:value-type="float">
            <text:p>1478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4805" calcext:value-type="float">
            <text:p>1480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904" calcext:value-type="float">
            <text:p>1490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14919" calcext:value-type="float">
            <text:p>1491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3" office:value-type="float" office:value="14924" calcext:value-type="float">
            <text:p>1492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float" office:value="14970" calcext:value-type="float">
            <text:p>1497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3" office:value-type="float" office:value="15184" calcext:value-type="float">
            <text:p>1518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5194" calcext:value-type="float">
            <text:p>1519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197" calcext:value-type="float">
            <text:p>1519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5233" calcext:value-type="float">
            <text:p>1523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258" calcext:value-type="float">
            <text:p>1525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5319" calcext:value-type="float">
            <text:p>1531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218" calcext:value-type="float">
            <text:p>1621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230" calcext:value-type="float">
            <text:p>162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255" calcext:value-type="float">
            <text:p>1625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282" calcext:value-type="float">
            <text:p>1628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695" calcext:value-type="float">
            <text:p>1669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724" calcext:value-type="float">
            <text:p>1672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701" calcext:value-type="float">
            <text:p>1770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736" calcext:value-type="float">
            <text:p>1773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753" calcext:value-type="float">
            <text:p>1775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760" calcext:value-type="float">
            <text:p>1776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8331" calcext:value-type="float">
            <text:p>1833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371" calcext:value-type="float">
            <text:p>1837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8425" calcext:value-type="float">
            <text:p>1842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457" calcext:value-type="float">
            <text:p>1845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8785" calcext:value-type="float">
            <text:p>1878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8830" calcext:value-type="float">
            <text:p>1883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712" calcext:value-type="float">
            <text:p>1971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717" calcext:value-type="float">
            <text:p>1971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722" calcext:value-type="float">
            <text:p>1972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9729" calcext:value-type="float">
            <text:p>19729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0588" calcext:value-type="float">
            <text:p>2058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616" calcext:value-type="float">
            <text:p>2061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1975" calcext:value-type="float">
            <text:p>2197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1979" calcext:value-type="float">
            <text:p>2197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990" calcext:value-type="float">
            <text:p>2199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002" calcext:value-type="float">
            <text:p>2200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2161" calcext:value-type="float">
            <text:p>2216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184" calcext:value-type="float">
            <text:p>2218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2619" calcext:value-type="float">
            <text:p>2261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2637" calcext:value-type="float">
            <text:p>2263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4776" calcext:value-type="float">
            <text:p>2477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790" calcext:value-type="float">
            <text:p>2479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4795" calcext:value-type="float">
            <text:p>2479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813" calcext:value-type="float">
            <text:p>24813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4848" calcext:value-type="float">
            <text:p>2484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856" calcext:value-type="float">
            <text:p>2485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6376" calcext:value-type="float">
            <text:p>2637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407" calcext:value-type="float">
            <text:p>2640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6487" calcext:value-type="float">
            <text:p>2648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491" calcext:value-type="float">
            <text:p>2649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522" calcext:value-type="float">
            <text:p>2652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556" calcext:value-type="float">
            <text:p>2655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6641" calcext:value-type="float">
            <text:p>2664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653" calcext:value-type="float">
            <text:p>2665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678" calcext:value-type="float">
            <text:p>2667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711" calcext:value-type="float">
            <text:p>2671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734" calcext:value-type="float">
            <text:p>2673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781" calcext:value-type="float">
            <text:p>2678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6930" calcext:value-type="float">
            <text:p>2693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940" calcext:value-type="float">
            <text:p>269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952" calcext:value-type="float">
            <text:p>2695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6997" calcext:value-type="float">
            <text:p>2699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7208" calcext:value-type="float">
            <text:p>2720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7225" calcext:value-type="float">
            <text:p>2722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7914" calcext:value-type="float">
            <text:p>2791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7921" calcext:value-type="float">
            <text:p>2792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956" calcext:value-type="float">
            <text:p>2795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8027" calcext:value-type="float">
            <text:p>2802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8341" calcext:value-type="float">
            <text:p>2834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8345" calcext:value-type="float">
            <text:p>2834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363" calcext:value-type="float">
            <text:p>2836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8387" calcext:value-type="float">
            <text:p>2838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9023" calcext:value-type="float">
            <text:p>2902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9028" calcext:value-type="float">
            <text:p>2902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035" calcext:value-type="float">
            <text:p>2903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9085" calcext:value-type="float">
            <text:p>2908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1077" calcext:value-type="float">
            <text:p>3107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1112" calcext:value-type="float">
            <text:p>3111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1164" calcext:value-type="float">
            <text:p>3116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1185" calcext:value-type="float">
            <text:p>3118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1300" calcext:value-type="float">
            <text:p>3130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1420" calcext:value-type="float">
            <text:p>3142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1452" calcext:value-type="float">
            <text:p>3145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1550" calcext:value-type="float">
            <text:p>3155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1732" calcext:value-type="float">
            <text:p>3173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1748" calcext:value-type="float">
            <text:p>3174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4814" calcext:value-type="float">
            <text:p>3481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4867" calcext:value-type="float">
            <text:p>3486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7864" calcext:value-type="float">
            <text:p>3786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7872" calcext:value-type="float">
            <text:p>3787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8005" calcext:value-type="float">
            <text:p>3800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8038" calcext:value-type="float">
            <text:p>38038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8132" calcext:value-type="float">
            <text:p>3813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8195" calcext:value-type="float">
            <text:p>38195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9969" calcext:value-type="float">
            <text:p>3996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9991" calcext:value-type="float">
            <text:p>3999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1562" calcext:value-type="float">
            <text:p>4156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1587" calcext:value-type="float">
            <text:p>4158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764" calcext:value-type="float">
            <text:p>4176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1816" calcext:value-type="float">
            <text:p>4181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821" calcext:value-type="float">
            <text:p>4182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1824" calcext:value-type="float">
            <text:p>4182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2675" calcext:value-type="float">
            <text:p>4267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2707" calcext:value-type="float">
            <text:p>4270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748" calcext:value-type="float">
            <text:p>4274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2992" calcext:value-type="float">
            <text:p>4299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3201" calcext:value-type="float">
            <text:p>4320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230" calcext:value-type="float">
            <text:p>432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282" calcext:value-type="float">
            <text:p>4328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361" calcext:value-type="float">
            <text:p>4336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3417" calcext:value-type="float">
            <text:p>4341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526" calcext:value-type="float">
            <text:p>4352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5139" calcext:value-type="float">
            <text:p>4513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5181" calcext:value-type="float">
            <text:p>45181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5832" calcext:value-type="float">
            <text:p>4583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5852" calcext:value-type="float">
            <text:p>4585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863" calcext:value-type="float">
            <text:p>4586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6157" calcext:value-type="float">
            <text:p>46157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6252" calcext:value-type="float">
            <text:p>4625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6262" calcext:value-type="float">
            <text:p>4626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6278" calcext:value-type="float">
            <text:p>4627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6335" calcext:value-type="float">
            <text:p>4633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338" calcext:value-type="float">
            <text:p>4633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6363" calcext:value-type="float">
            <text:p>4636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377" calcext:value-type="float">
            <text:p>4637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6604" calcext:value-type="float">
            <text:p>4660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6679" calcext:value-type="float">
            <text:p>4667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7231" calcext:value-type="float">
            <text:p>4723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253" calcext:value-type="float">
            <text:p>4725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7381" calcext:value-type="float">
            <text:p>4738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414" calcext:value-type="float">
            <text:p>4741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7874" calcext:value-type="float">
            <text:p>4787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8112" calcext:value-type="float">
            <text:p>4811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8457" calcext:value-type="float">
            <text:p>4845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8740" calcext:value-type="float">
            <text:p>487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745" calcext:value-type="float">
            <text:p>4874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8764" calcext:value-type="float">
            <text:p>4876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8883" calcext:value-type="float">
            <text:p>4888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162" calcext:value-type="float">
            <text:p>4916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9182" calcext:value-type="float">
            <text:p>4918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197" calcext:value-type="float">
            <text:p>4919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212" calcext:value-type="float">
            <text:p>4921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283" calcext:value-type="float">
            <text:p>4928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313" calcext:value-type="float">
            <text:p>4931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658" calcext:value-type="float">
            <text:p>4965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662" calcext:value-type="float">
            <text:p>4966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891" calcext:value-type="float">
            <text:p>4989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896" calcext:value-type="float">
            <text:p>4989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9923" calcext:value-type="float">
            <text:p>4992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929" calcext:value-type="float">
            <text:p>4992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009" calcext:value-type="float">
            <text:p>50009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verschmier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0036" calcext:value-type="float">
            <text:p>50036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0052" calcext:value-type="float">
            <text:p>5005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079" calcext:value-type="float">
            <text:p>50079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verschmiert und außerhalb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0255" calcext:value-type="float">
            <text:p>5025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264" calcext:value-type="float">
            <text:p>50264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0448" calcext:value-type="float">
            <text:p>5044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809" calcext:value-type="float">
            <text:p>5080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859" calcext:value-type="float">
            <text:p>5085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0873" calcext:value-type="float">
            <text:p>5087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946" calcext:value-type="float">
            <text:p>5094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1145" calcext:value-type="float">
            <text:p>5114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266" calcext:value-type="float">
            <text:p>5126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1770" calcext:value-type="float">
            <text:p>51770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1994" calcext:value-type="float">
            <text:p>5199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2134" calcext:value-type="float">
            <text:p>5213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155" calcext:value-type="float">
            <text:p>5215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2209" calcext:value-type="float">
            <text:p>5220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243" calcext:value-type="float">
            <text:p>52243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3202" calcext:value-type="float">
            <text:p>53202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3431" calcext:value-type="float">
            <text:p>53431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3477" calcext:value-type="float">
            <text:p>5347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495" calcext:value-type="float">
            <text:p>53495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3640" calcext:value-type="float">
            <text:p>536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654" calcext:value-type="float">
            <text:p>5365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3714" calcext:value-type="float">
            <text:p>5371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948" calcext:value-type="float">
            <text:p>5394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4068" calcext:value-type="float">
            <text:p>5406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290" calcext:value-type="float">
            <text:p>5429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4770" calcext:value-type="float">
            <text:p>5477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333" calcext:value-type="float">
            <text:p>58333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<text:s/>Verschmiert + rausziehe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2974" calcext:value-type="float">
            <text:p>62974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eichter dunst (homogen)</text:p>
          </table:table-cell>
          <table:table-cell/>
        </table:table-row>
        <table:table-row table:style-name="ro1">
          <table:table-cell office:value-type="float" office:value="68260" calcext:value-type="float">
            <text:p>6826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8297" calcext:value-type="float">
            <text:p>6829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306" calcext:value-type="float">
            <text:p>6830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8356" calcext:value-type="float">
            <text:p>6835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9536" calcext:value-type="float">
            <text:p>6953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0115" calcext:value-type="float">
            <text:p>70115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 mit leichtem dunst</text:p>
          </table:table-cell>
          <table:table-cell/>
        </table:table-row>
        <table:table-row table:style-name="ro1">
          <table:table-cell office:value-type="float" office:value="70808" calcext:value-type="float">
            <text:p>7080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0809" calcext:value-type="float">
            <text:p>7080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0814" calcext:value-type="float">
            <text:p>7081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0875" calcext:value-type="float">
            <text:p>7087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0967" calcext:value-type="float">
            <text:p>7096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0985" calcext:value-type="float">
            <text:p>7098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0996" calcext:value-type="float">
            <text:p>7099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1043" calcext:value-type="float">
            <text:p>71043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 mit leichtem dunst</text:p>
          </table:table-cell>
          <table:table-cell/>
        </table:table-row>
        <table:table-row table:style-name="ro1">
          <table:table-cell office:value-type="float" office:value="71989" calcext:value-type="float">
            <text:p>7198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2010" calcext:value-type="float">
            <text:p>720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2100" calcext:value-type="float">
            <text:p>7210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2179" calcext:value-type="float">
            <text:p>7217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2194" calcext:value-type="float">
            <text:p>7219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2224" calcext:value-type="float">
            <text:p>7222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2339" calcext:value-type="float">
            <text:p>7233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2586" calcext:value-type="float">
            <text:p>72586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 mit leichtem dunst</text:p>
          </table:table-cell>
          <table:table-cell/>
        </table:table-row>
        <table:table-row table:style-name="ro1">
          <table:table-cell office:value-type="float" office:value="72717" calcext:value-type="float">
            <text:p>7271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2799" calcext:value-type="float">
            <text:p>7279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2974" calcext:value-type="float">
            <text:p>7297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3097" calcext:value-type="float">
            <text:p>7309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3296" calcext:value-type="float">
            <text:p>7329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3416" calcext:value-type="float">
            <text:p>73416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 mit leichtem dunst</text:p>
          </table:table-cell>
          <table:table-cell/>
        </table:table-row>
        <table:table-row table:style-name="ro1">
          <table:table-cell office:value-type="float" office:value="73777" calcext:value-type="float">
            <text:p>7377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3791" calcext:value-type="float">
            <text:p>73791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 mit leichtem dunst</text:p>
          </table:table-cell>
          <table:table-cell/>
        </table:table-row>
        <table:table-row table:style-name="ro1">
          <table:table-cell office:value-type="float" office:value="74148" calcext:value-type="float">
            <text:p>7414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4168" calcext:value-type="float">
            <text:p>7416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4182" calcext:value-type="float">
            <text:p>7418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4206" calcext:value-type="float">
            <text:p>7420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4799" calcext:value-type="float">
            <text:p>7479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5165" calcext:value-type="float">
            <text:p>75165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 mit leichtem dunst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3:27:22.184201233</meta:creation-date>
    <dc:date>2022-11-25T17:01:23.927104390</dc:date>
    <meta:editing-duration>PT14H15M1S</meta:editing-duration>
    <meta:editing-cycles>325</meta:editing-cycles>
    <meta:generator>LibreOffice/7.3.6.2$Linux_X86_64 LibreOffice_project/30$Build-2</meta:generator>
    <meta:document-statistic meta:table-count="1" meta:cell-count="526" meta:object-count="0"/>
  </office:meta>
</office:document-meta>
</file>